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24cm"/>
    </style:style>
    <style:style style:name="co2" style:family="table-column">
      <style:table-column-properties fo:break-before="auto" style:column-width="3.08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Tahoma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>
            <text:p>Classical</text:p>
          </table:table-cell>
          <table:table-cell table:formula="oooc:=LOG10([.H1])" office:value-type="float" office:value="0.698970004336019">
            <text:p>0.7</text:p>
          </table:table-cell>
          <table:table-cell table:formula="oooc:=LOG10([.I1])" office:value-type="float" office:value="0.301029995663981">
            <text:p>0.3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azz and Blues</text:p>
          </table:table-cell>
          <table:table-cell table:formula="oooc:=LOG10([.H2])" office:value-type="float" office:value="0.954242509439325">
            <text:p>0.95</text:p>
          </table:table-cell>
          <table:table-cell table:formula="oooc:=LOG10([.I2])" office:value-type="float" office:value="0">
            <text:p>0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asy Listening; Soundtracks and Musicals</text:p>
          </table:table-cell>
          <table:table-cell table:style-name="ce1" table:formula="oooc:=LOG10([.H3])" office:value-type="float" office:value="1">
            <text:p>1</text:p>
          </table:table-cell>
          <table:table-cell table:style-name="ce1" table:formula="oooc:=LOG10([.I3])" office:value-type="float" office:value="0">
            <text:p>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lk</text:p>
          </table:table-cell>
          <table:table-cell table:style-name="ce1" table:formula="oooc:=LOG10([.H4])" office:value-type="float" office:value="0.778151250383644">
            <text:p>0.78</text:p>
          </table:table-cell>
          <table:table-cell table:style-name="ce1" table:formula="oooc:=LOG10([.I4])" office:value-type="float" office:value="0.698970004336019">
            <text:p>0.7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untry</text:p>
          </table:table-cell>
          <table:table-cell table:formula="oooc:=LOG10([.H5])" office:value-type="float" office:value="0.778151250383644">
            <text:p>0.78</text:p>
          </table:table-cell>
          <table:table-cell table:formula="oooc:=LOG10([.I5])" office:value-type="float" office:value="0.477121254719662">
            <text:p>0.4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lassic Pop and Rock</text:p>
          </table:table-cell>
          <table:table-cell table:formula="oooc:=LOG10([.H6])" office:value-type="float" office:value="2.27415784926368">
            <text:p>2.27</text:p>
          </table:table-cell>
          <table:table-cell table:formula="oooc:=LOG10([.I6])" office:value-type="float" office:value="1.49136169383427">
            <text:p>1.49</text:p>
          </table:table-cell>
          <table:table-cell table:number-columns-repeated="4"/>
          <table:table-cell office:value-type="float" office:value="188">
            <text:p>188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string">
            <text:p>Desi</text:p>
          </table:table-cell>
          <table:table-cell table:formula="oooc:=LOG10([.H7])" office:value-type="float" office:value="0.477121254719662">
            <text:p>0.48</text:p>
          </table:table-cell>
          <table:table-cell table:formula="oooc:=LOG10([.I7])" office:value-type="float" office:value="1.53147891704226">
            <text:p>1.53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string">
            <text:p>Rock and Indie</text:p>
          </table:table-cell>
          <table:table-cell table:formula="oooc:=LOG10([.H8])" office:value-type="float" office:value="2.36361197989214">
            <text:p>2.36</text:p>
          </table:table-cell>
          <table:table-cell table:formula="oooc:=LOG10([.I8])" office:value-type="float" office:value="0">
            <text:p>0</text:p>
          </table:table-cell>
          <table:table-cell table:number-columns-repeated="4"/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ul and Reggae</text:p>
          </table:table-cell>
          <table:table-cell table:formula="oooc:=LOG10([.H9])" office:value-type="float" office:value="1">
            <text:p>1</text:p>
          </table:table-cell>
          <table:table-cell table:formula="oooc:=LOG10([.I9])" office:value-type="float" office:value="1.27875360095283">
            <text:p>1.2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op and Chart</text:p>
          </table:table-cell>
          <table:table-cell table:formula="oooc:=LOG10([.H10])" office:value-type="float" office:value="1.64345267648619">
            <text:p>1.64</text:p>
          </table:table-cell>
          <table:table-cell table:formula="oooc:=LOG10([.I10])" office:value-type="float" office:value="0.477121254719662">
            <text:p>0.48</text:p>
          </table:table-cell>
          <table:table-cell table:number-columns-repeated="4"/>
          <table:table-cell office:value-type="float" office:value="44">
            <text:p>4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ip Hop; RnB and Dance Hall</text:p>
          </table:table-cell>
          <table:table-cell table:formula="oooc:=LOG10([.H11])" office:value-type="float" office:value="1.07918124604762">
            <text:p>1.08</text:p>
          </table:table-cell>
          <table:table-cell table:formula="oooc:=LOG10([.I11])" office:value-type="float" office:value="0.301029995663981">
            <text:p>0.3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ld</text:p>
          </table:table-cell>
          <table:table-cell table:formula="oooc:=LOG10([.H12])" office:value-type="float" office:value="0.903089986991943">
            <text:p>0.9</text:p>
          </table:table-cell>
          <table:table-cell table:formula="oooc:=LOG10([.I12])" office:value-type="float" office:value="0.477121254719662">
            <text:p>0.4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ance and Electronica</text:p>
          </table:table-cell>
          <table:table-cell table:formula="oooc:=LOG10([.H13])" office:value-type="float" office:value="1.81954393554187">
            <text:p>1.82</text:p>
          </table:table-cell>
          <table:table-cell table:formula="oooc:=LOG10([.I13])" office:value-type="float" office:value="0.602059991327962">
            <text:p>0.6</text:p>
          </table:table-cell>
          <table:table-cell table:number-columns-repeated="4"/>
          <table:table-cell office:value-type="float" office:value="66">
            <text:p>66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>
            <draw:frame table:end-cell-address="Sheet1.H32" table:end-x="1.13cm" table:end-y="0.175cm" draw:z-index="0" draw:style-name="gr1" svg:width="12.061cm" svg:height="8.263cm" svg:x="0.359cm" svg:y="0.041cm">
              <draw:object draw:notify-on-update-of-ranges="Sheet1.A1:Sheet1.C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8">18/09/2008</text:date>, <text:time>13:3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8-09-18T09:35:22</meta:creation-date>
    <dc:date>2008-09-18T13:35:28</dc:date>
    <dc:language>en-GB</dc:language>
    <meta:editing-cycles>2</meta:editing-cycles>
    <meta:editing-duration>PT1H57M43S</meta:editing-duration>
    <meta:user-defined meta:name="Info 1"/>
    <meta:user-defined meta:name="Info 2"/>
    <meta:user-defined meta:name="Info 3"/>
    <meta:user-defined meta:name="Info 4"/>
    <meta:document-statistic meta:table-count="3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d9d9d9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5.3000001907349pt" style:font-family-asian="'Arial Unicode MS'" style:font-family-generic-asian="system" style:font-pitch-asian="variable" style:font-size-asian="15.3000001907349pt" style:font-family-complex="Tahoma" style:font-family-generic-complex="system" style:font-pitch-complex="variable" style:font-size-complex="15.3000001907349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pt" style:font-family-asian="'Arial Unicode MS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4" style:family="chart">
      <style:chart-properties chart:japanese-candle-stick="false" chart:three-dimensional="false" chart:deep="false" chart:lines="false" chart:interpolation="none" chart:stacked="tru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9999980926514pt" style:font-family-asian="'Arial Unicode MS'" style:font-family-generic-asian="system" style:font-pitch-asian="variable" style:font-size-asian="8.19999980926514pt" style:font-family-complex="Tahoma" style:font-family-generic-complex="system" style:font-pitch-complex="variable" style:font-size-complex="8.19999980926514pt"/>
    </style:style>
    <style:style style:name="ch6" style:family="chart">
      <style:graphic-properties svg:stroke-color="#ff6f00" draw:fill-color="#ff6f00"/>
      <style:text-properties fo:font-family="Arial" style:font-family-generic="swiss" style:font-pitch="variable" fo:font-size="7pt" style:font-family-asian="'Arial Unicode MS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svg:stroke-color="#800080" draw:fill-color="#800080"/>
      <style:text-properties fo:font-family="Arial" style:font-family-generic="swiss" style:font-pitch="variable" fo:font-size="7pt" style:font-family-asian="'Arial Unicode MS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12.062cm" svg:height="8.264cm" chart:class="chart:radar" chart:style-name="ch1">
        <chart:title svg:x="5.261cm" svg:y="0cm" chart:style-name="ch2">
          <text:p>Music</text:p>
        </chart:title>
        <chart:legend chart:legend-position="end" svg:x="10.244cm" svg:y="3.729cm" chart:style-name="ch3"/>
        <chart:plot-area chart:style-name="ch4" table:cell-range-address="Sheet1.$A$1:.$C$13" chart:data-source-has-labels="column" chart:table-number-list="0" svg:x="3.406cm" svg:y="0.412cm" svg:width="9.152cm" svg:height="6.992cm">
          <chart:axis chart:dimension="y" chart:name="primary-y" chart:style-name="ch5">
            <chart:grid chart:class="major"/>
          </chart:axis>
          <chart:series chart:style-name="ch6">
            <chart:data-point chart:repeated="13"/>
          </chart:series>
          <chart:series chart:style-name="ch7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lassical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Jazz and Blues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asy Listening; Soundtracks and Musical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k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Classic Pop and Rock</text:p>
              </table:table-cell>
              <table:table-cell office:value-type="float" office:value="2.27415784926368">
                <text:p>2.27415784926368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Desi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string">
                <text:p>Rock and Indie</text:p>
              </table:table-cell>
              <table:table-cell office:value-type="float" office:value="2.36361197989214">
                <text:p>2.36361197989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ul and Reggae</text:p>
              </table:table-cell>
              <table:table-cell office:value-type="float" office:value="1">
                <text:p>1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Pop and Chart</text:p>
              </table:table-cell>
              <table:table-cell office:value-type="float" office:value="1.64345267648619">
                <text:p>1.64345267648619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Hip Hop; RnB and Dance Hall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World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Dance and Electronica</text:p>
              </table:table-cell>
              <table:table-cell office:value-type="float" office:value="1.81954393554187">
                <text:p>1.81954393554187</text:p>
              </table:table-cell>
              <table:table-cell office:value-type="float" office:value="0.602059991327962">
                <text:p>0.60205999132796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